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P3" style:family="paragraph" style:parent-style-name="Standard">
      <style:text-properties officeooo:rsid="000eeb25" officeooo:paragraph-rsid="000eeb25"/>
    </style:style>
    <style:style style:name="P4" style:family="paragraph" style:parent-style-name="Standard" style:list-style-name="L2">
      <style:text-properties officeooo:rsid="000eeb25" officeooo:paragraph-rsid="000eeb25"/>
    </style:style>
    <style:style style:name="P5" style:family="paragraph" style:parent-style-name="Standard">
      <style:text-properties officeooo:rsid="0010002c" officeooo:paragraph-rsid="0010002c"/>
    </style:style>
    <style:style style:name="P6" style:family="paragraph" style:parent-style-name="Standard" style:list-style-name="L3">
      <style:text-properties officeooo:rsid="0010002c" officeooo:paragraph-rsid="0010002c"/>
    </style:style>
    <style:style style:name="P7" style:family="paragraph" style:parent-style-name="Standard" style:list-style-name="L3">
      <style:text-properties officeooo:paragraph-rsid="0010002c"/>
    </style:style>
    <style:style style:name="P8" style:family="paragraph" style:parent-style-name="Standard">
      <style:text-properties fo:color="#000000" fo:font-size="12pt" officeooo:rsid="0010002c" officeooo:paragraph-rsid="0010002c"/>
    </style:style>
    <style:style style:name="P9" style:family="paragraph" style:parent-style-name="Standard">
      <style:text-properties officeooo:rsid="0011823c" officeooo:paragraph-rsid="0011823c"/>
    </style:style>
    <style:style style:name="T1" style:family="text">
      <style:text-properties fo:font-weight="bold"/>
    </style:style>
    <style:style style:name="T2" style:family="text">
      <style:text-properties fo:font-style="italic"/>
    </style:style>
    <style:style style:name="T3" style:family="text">
      <style:text-properties officeooo:rsid="0010002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sign process:</text:p>
      <text:p text:style-name="P3"/>
      <text:p text:style-name="P3"/>
      <text:list xml:id="list1404257459737948665" text:style-name="L3">
        <text:list-item>
          <text:p text:style-name="P7"><text:span text:style-name="T3">Problem definition</text:span></text:p>
        </text:list-item>
        <text:list-item>
          <text:p text:style-name="P6">Conceptualisation</text:p>
        </text:list-item>
        <text:list-item>
          <text:p text:style-name="P6">Research</text:p>
        </text:list-item>
        <text:list-item>
          <text:p text:style-name="P6">Preliminary design</text:p>
        </text:list-item>
        <text:list-item>
          <text:p text:style-name="P6">Development work</text:p>
        </text:list-item>
        <text:list-item>
          <text:p text:style-name="P6">Final design</text:p>
        </text:list-item>
        <text:list-item>
          <text:p text:style-name="P6">Prototype</text:p>
        </text:list-item>
        <text:list-item>
          <text:p text:style-name="P6">Testing</text:p>
        </text:list-item>
      </text:list>
      <text:p text:style-name="P5"/>
      <text:p text:style-name="P5"/>
      <text:p text:style-name="P5">Problem definition:</text:p>
      <text:p text:style-name="P8"><text:bookmark text:name="divtagdefaultwrapper"/><text:bookmark text:name="cch_f2fa449eade2082"/>Can a compliant robot arm be integrated into a self-navigating robot platform and programmed to autonomously identify, locate, grasp and transport objects using data from cascaded camera systems? </text:p>
      <text:p text:style-name="P8"/>
      <text:p text:style-name="P8">Conceptualisation:</text:p>
      <text:p text:style-name="P5">This is the phase of our design process where we discussed potential solutions to producing a mobile manipulator. </text:p>
      <text:p text:style-name="P5"/>
      <text:p text:style-name="P5">Preliminary design:</text:p>
      <text:p text:style-name="P5">The concepts generated in phase 2 of the design process were evolved into subsystems. These subsysems are discussed in the Systems Overview.</text:p>
      <text:p text:style-name="P5"/>
      <text:p text:style-name="P5">Research:</text:p>
      <text:p text:style-name="P5">Initially our research is going to focus on the exploration of camera-based object recognition and localisation using cascaded camera systems, as well as comparison to existing mobile manipulators.</text:p>
      <text:p text:style-name="P5"/>
      <text:p text:style-name="P5">Development work:</text:p>
      <text:p text:style-name="P5">There are currently un-solved subsystems in our preliminary design relating to the cascaded camera systems. Full description of this issue can be found in XXXXXX. The initial primary focus of development work to be undertaken is a performance evaluation of several potential solutions. </text:p>
      <text:p text:style-name="P5"/>
      <text:p text:style-name="P5">Final design:</text:p>
      <text:p text:style-name="P5">Once development work has been complete and subsystems have been tested we can specify our final design and begin integrating subsystems into our prototype. </text:p>
      <text:p text:style-name="P5"/>
      <text:p text:style-name="P5">Prototype:</text:p>
      <text:p text:style-name="P9">Will integrate all subsystems. </text:p>
      <text:p text:style-name="P9"/>
      <text:p text:style-name="P9">Testing:</text:p>
      <text:p text:style-name="P9">Please see requirements section for testing criteria. The prototype will be tested against the requirements. If the prototype does not hit these requirements then the design process will return to the development work phase where other solutions will be discussed amongst our te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21:33:05.992137430</meta:creation-date>
    <dc:date>2018-01-07T22:09:39.420010182</dc:date>
    <meta:editing-duration>PT2M31S</meta:editing-duration>
    <meta:editing-cycles>1</meta:editing-cycles>
    <meta:document-statistic meta:table-count="0" meta:image-count="0" meta:object-count="0" meta:page-count="1" meta:paragraph-count="25" meta:word-count="244" meta:character-count="1644" meta:non-whitespace-character-count="1427"/>
    <meta:generator>LibreOffice/5.1.6.2$Linux_X86_64 LibreOffice_project/10m0$Build-2</meta:generator>
  </office:meta>
</office:document-meta>
</file>